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aleur</text:p>
          </table:table-cell>
          <table:table-cell office:value-type="string" calcext:value-type="string">
            <text:p>Valeur-moyenne</text:p>
          </table:table-cell>
          <table:table-cell office:value-type="string" calcext:value-type="string">
            <text:p>(valeur-moyenne)²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formula="of:=117.7-[.B2]" office:value-type="float" office:value="-0.299999999999997" calcext:value-type="float">
            <text:p>-0,299999999999997</text:p>
          </table:table-cell>
          <table:table-cell table:formula="of:=POWER([.C2];2)" office:value-type="float" office:value="0.0899999999999983" calcext:value-type="float">
            <text:p>0,089999999999998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117.7-[.B3]" office:value-type="float" office:value="24.7" calcext:value-type="float">
            <text:p>24,7</text:p>
          </table:table-cell>
          <table:table-cell table:formula="of:=POWER([.C3];2)" office:value-type="float" office:value="610.09" calcext:value-type="float">
            <text:p>610,09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table:formula="of:=117.7-[.B4]" office:value-type="float" office:value="-33.3" calcext:value-type="float">
            <text:p>-33,3</text:p>
          </table:table-cell>
          <table:table-cell table:formula="of:=POWER([.C4];2)" office:value-type="float" office:value="1108.89" calcext:value-type="float">
            <text:p>1108,89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117.7-[.B5]" office:value-type="float" office:value="27.7" calcext:value-type="float">
            <text:p>27,7</text:p>
          </table:table-cell>
          <table:table-cell table:formula="of:=POWER([.C5];2)" office:value-type="float" office:value="767.29" calcext:value-type="float">
            <text:p>767,29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formula="of:=117.7-[.B6]" office:value-type="float" office:value="-22.3" calcext:value-type="float">
            <text:p>-22,3</text:p>
          </table:table-cell>
          <table:table-cell table:formula="of:=POWER([.C6];2)" office:value-type="float" office:value="497.29" calcext:value-type="float">
            <text:p>497,29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117.7-[.B7]" office:value-type="float" office:value="18.7" calcext:value-type="float">
            <text:p>18,7</text:p>
          </table:table-cell>
          <table:table-cell table:formula="of:=POWER([.C7];2)" office:value-type="float" office:value="349.69" calcext:value-type="float">
            <text:p>349,69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formula="of:=117.7-[.B8]" office:value-type="float" office:value="25.7" calcext:value-type="float">
            <text:p>25,7</text:p>
          </table:table-cell>
          <table:table-cell table:formula="of:=POWER([.C8];2)" office:value-type="float" office:value="660.49" calcext:value-type="float">
            <text:p>660,49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formula="of:=117.7-[.B9]" office:value-type="float" office:value="-19.3" calcext:value-type="float">
            <text:p>-19,3</text:p>
          </table:table-cell>
          <table:table-cell table:formula="of:=POWER([.C9];2)" office:value-type="float" office:value="372.49" calcext:value-type="float">
            <text:p>372,49</text:p>
          </table:table-cell>
          <table:table-cell/>
          <table:table-cell office:value-type="string" calcext:value-type="string">
            <text:p>Écart-type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table:formula="of:=117.7-[.B10]" office:value-type="float" office:value="-34.3" calcext:value-type="float">
            <text:p>-34,3</text:p>
          </table:table-cell>
          <table:table-cell table:formula="of:=POWER([.C10];2)" office:value-type="float" office:value="1176.49" calcext:value-type="float">
            <text:p>1176,49</text:p>
          </table:table-cell>
          <table:table-cell/>
          <table:table-cell table:formula="of:=SQRT([.D12])" office:value-type="float" office:value="75.5254923850219" calcext:value-type="float">
            <text:p>75,525492385021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117.7-[.B11]" office:value-type="float" office:value="12.7" calcext:value-type="float">
            <text:p>12,7</text:p>
          </table:table-cell>
          <table:table-cell table:formula="of:=POWER([.C11];2)" office:value-type="float" office:value="161.29" calcext:value-type="float">
            <text:p>16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2:.B11])" office:value-type="float" office:value="1177" calcext:value-type="float">
            <text:p>1177</text:p>
          </table:table-cell>
          <table:table-cell table:style-name="ce1"/>
          <table:table-cell table:formula="of:=SUM([.D2:.D11])" office:value-type="float" office:value="5704.1" calcext:value-type="float">
            <text:p>5704,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0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6:29:54.238400599</meta:creation-date>
    <dc:date>2020-01-03T16:45:08.066213615</dc:date>
    <meta:editing-duration>PT3M40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